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estion 1" table:style-name="ta1">
        <table:shapes>
          <draw:frame draw:z-index="0" draw:style-name="gr1" draw:text-style-name="P1" svg:width="210.64mm" svg:height="114.21mm" svg:x="59.47mm" svg:y="4.52mm">
            <draw:object draw:notify-on-update-of-ranges="'Question 1'.A2:'Question 1'.A20 'Question 1'.B2:'Question 1'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6765" calcext:value-type="float">
            <text:p>6765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28657" calcext:value-type="float">
            <text:p>28657</text:p>
          </table:table-cell>
          <table:table-cell office:value-type="float" office:value="10946" calcext:value-type="float">
            <text:p>10946</text:p>
          </table:table-cell>
        </table:table-row>
        <table:table-row table:style-name="ro1">
          <table:table-cell office:value-type="float" office:value="75025" calcext:value-type="float">
            <text:p>75025</text:p>
          </table:table-cell>
          <table:table-cell office:value-type="float" office:value="28657" calcext:value-type="float">
            <text:p>28657</text:p>
          </table:table-cell>
        </table:table-row>
        <table:table-row table:style-name="ro1">
          <table:table-cell office:value-type="float" office:value="121393" calcext:value-type="float">
            <text:p>121393</text:p>
          </table:table-cell>
          <table:table-cell office:value-type="float" office:value="46368" calcext:value-type="float">
            <text:p>46368</text:p>
          </table:table-cell>
        </table:table-row>
      </table:table>
      <table:table table:name="Question 2" table:style-name="ta1">
        <table:shapes>
          <draw:frame draw:z-index="0" draw:style-name="gr1" draw:text-style-name="P1" svg:width="203.47mm" svg:height="117.67mm" svg:x="69.11mm" svg:y="14.87mm">
            <draw:object draw:notify-on-update-of-ranges="'Question 2'.A3:'Question 2'.A21 'Question 2'.B3:'Question 2'.B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float" office:value="6765" calcext:value-type="float">
            <text:p>6765</text:p>
          </table:table-cell>
          <table:table-cell office:value-type="float" office:value="7428" calcext:value-type="float">
            <text:p>7428</text:p>
          </table:table-cell>
        </table:table-row>
        <table:table-row table:style-name="ro1">
          <table:table-cell office:value-type="float" office:value="28657" calcext:value-type="float">
            <text:p>28657</text:p>
          </table:table-cell>
          <table:table-cell office:value-type="float" office:value="18702" calcext:value-type="float">
            <text:p>18702</text:p>
          </table:table-cell>
        </table:table-row>
        <table:table-row table:style-name="ro1">
          <table:table-cell office:value-type="float" office:value="46368" calcext:value-type="float">
            <text:p>46368</text:p>
          </table:table-cell>
          <table:table-cell office:value-type="float" office:value="49907" calcext:value-type="float">
            <text:p>49907</text:p>
          </table:table-cell>
        </table:table-row>
        <table:table-row table:style-name="ro1">
          <table:table-cell office:value-type="float" office:value="75025" calcext:value-type="float">
            <text:p>75025</text:p>
          </table:table-cell>
          <table:table-cell office:value-type="float" office:value="101801" calcext:value-type="float">
            <text:p>101801</text:p>
          </table:table-cell>
        </table:table-row>
        <table:table-row table:style-name="ro1">
          <table:table-cell office:value-type="float" office:value="121393" calcext:value-type="float">
            <text:p>121393</text:p>
          </table:table-cell>
          <table:table-cell office:value-type="float" office:value="187996" calcext:value-type="float">
            <text:p>187996</text:p>
          </table:table-cell>
        </table:table-row>
      </table:table>
      <table:named-expressions/>
      <table:database-ranges>
        <table:database-range table:name="__Anonymous_Sheet_DB__1" table:target-range-address="'Question 2'.A3:'Question 2'.B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4:17:15.439011707</meta:creation-date>
    <dc:date>2020-01-16T16:24:08.870638582</dc:date>
    <meta:editing-duration>PT13M58S</meta:editing-duration>
    <meta:editing-cycles>2</meta:editing-cycles>
    <meta:generator>LibreOffice/6.0.7.3$Linux_X86_64 LibreOffice_project/00m0$Build-3</meta:generator>
    <meta:document-statistic meta:table-count="2" meta:cell-count="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65cm" svg:height="11.422cm" xlink:href=".." xlink:type="simple" chart:class="chart:scatter" chart:style-name="ch1">
        <chart:title svg:x="9.305cm" svg:y="0.506cm" chart:style-name="ch2">
          <text:p>Question 1</text:p>
        </chart:title>
        <chart:subtitle svg:x="8.835cm" svg:y="1.371cm" chart:style-name="ch3">
          <text:p>(m+n) vs  Opcount</text:p>
        </chart:subtitle>
        <chart:legend chart:legend-position="end" svg:x="18.213cm" svg:y="5.412cm" style:legend-expansion="high" chart:style-name="ch4"/>
        <chart:plot-area chart:style-name="ch5" table:cell-range-address="'Question 1'.A2:'Question 1'.B20" svg:x="2.122cm" svg:y="2.766cm" svg:width="16.363cm" svg:height="7.007cm">
          <chartooo:coordinate-region svg:x="3.299cm" svg:y="2.965cm" svg:width="14.629cm" svg:height="6.161cm"/>
          <chart:axis chart:dimension="x" chart:name="primary-x" chart:style-name="ch6">
            <chart:title svg:x="9.928cm" svg:y="10.001cm" chart:style-name="ch7">
              <text:p>m+n</text:p>
            </chart:title>
            <chart:grid chart:style-name="ch8" chart:class="major"/>
          </chart:axis>
          <chart:axis chart:dimension="y" chart:name="primary-y" chart:style-name="ch6">
            <chart:title svg:x="1.141cm" svg:y="6.908cm" chart:style-name="ch9">
              <text:p>opcount</text:p>
            </chart:title>
            <chart:grid chart:style-name="ch8" chart:class="major"/>
          </chart:axis>
          <chart:series chart:style-name="ch10" chart:values-cell-range-address="'Question 1'.B2:'Question 1'.B20" chart:class="chart:scatter">
            <chart:domain table:cell-range-address="'Question 1'.A2:'Question 1'.A2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Question 1'.A2:'Question 1'.A20</svg:desc>
                </draw:g>
              </table:table-cell>
              <table:table-cell office:value-type="float" office:value="0">
                <text:p>0</text:p>
                <draw:g>
                  <svg:desc>'Question 1'.B2:'Question 1'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">
                <text:p>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3">
                <text:p>2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7">
                <text:p>37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7">
                <text:p>159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81">
                <text:p>4181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65">
                <text:p>6765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657">
                <text:p>28657</text:p>
              </table:table-cell>
              <table:table-cell office:value-type="float" office:value="10946">
                <text:p>109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025">
                <text:p>75025</text:p>
              </table:table-cell>
              <table:table-cell office:value-type="float" office:value="28657">
                <text:p>286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1393">
                <text:p>121393</text:p>
              </table:table-cell>
              <table:table-cell office:value-type="float" office:value="46368">
                <text:p>46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48cm" svg:height="11.768cm" xlink:href=".." xlink:type="simple" chart:class="chart:scatter" chart:style-name="ch1">
        <chart:title svg:x="9.019cm" svg:y="0.371cm" chart:style-name="ch2">
          <text:p>Question 2</text:p>
        </chart:title>
        <chart:subtitle svg:x="8.715cm" svg:y="1.385cm" chart:style-name="ch3">
          <text:p>m+n vs opcount</text:p>
        </chart:subtitle>
        <chart:legend chart:legend-position="end" svg:x="17.496cm" svg:y="5.585cm" style:legend-expansion="high" chart:style-name="ch4"/>
        <chart:plot-area chart:style-name="ch5" table:cell-range-address="'Question 2'.A3:'Question 2'.B21" svg:x="1.417cm" svg:y="2.303cm" svg:width="15.673cm" svg:height="8.249cm">
          <chartooo:coordinate-region svg:x="2.594cm" svg:y="2.503cm" svg:width="13.754cm" svg:height="7.402cm"/>
          <chart:axis chart:dimension="x" chart:name="primary-x" chart:style-name="ch6">
            <chart:title svg:x="8.878cm" svg:y="10.787cm" chart:style-name="ch7">
              <text:p>m+n</text:p>
            </chart:title>
            <chart:grid chart:style-name="ch8" chart:class="major"/>
          </chart:axis>
          <chart:axis chart:dimension="y" chart:name="primary-y" chart:style-name="ch6">
            <chart:title svg:x="0.451cm" svg:y="7.066cm" chart:style-name="ch9">
              <text:p>opcount</text:p>
            </chart:title>
            <chart:grid chart:style-name="ch8" chart:class="major"/>
          </chart:axis>
          <chart:series chart:style-name="ch10" chart:values-cell-range-address="'Question 2'.B3:'Question 2'.B21" chart:class="chart:scatter">
            <chart:domain table:cell-range-address="'Question 2'.A3:'Question 2'.A21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Question 2'.A3:'Question 2'.A21</svg:desc>
                </draw:g>
              </table:table-cell>
              <table:table-cell office:value-type="float" office:value="0">
                <text:p>0</text:p>
                <draw:g>
                  <svg:desc>'Question 2'.B3:'Question 2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">
                <text:p>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4">
                <text:p>1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3">
                <text:p>2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7">
                <text:p>37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97">
                <text:p>1597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81">
                <text:p>4181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65">
                <text:p>6765</text:p>
              </table:table-cell>
              <table:table-cell office:value-type="float" office:value="7428">
                <text:p>7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657">
                <text:p>28657</text:p>
              </table:table-cell>
              <table:table-cell office:value-type="float" office:value="18702">
                <text:p>187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368">
                <text:p>46368</text:p>
              </table:table-cell>
              <table:table-cell office:value-type="float" office:value="49907">
                <text:p>499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025">
                <text:p>75025</text:p>
              </table:table-cell>
              <table:table-cell office:value-type="float" office:value="101801">
                <text:p>1018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1393">
                <text:p>121393</text:p>
              </table:table-cell>
              <table:table-cell office:value-type="float" office:value="187996">
                <text:p>1879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